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draw:fill="none" fo:min-height="0.913cm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wrap-option="wrap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2cm" svg:height="0.4cm" svg:x="13.4cm" svg:y="10.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cm" svg:height="2.6cm" svg:x="13.4cm" svg:y="11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2cm" svg:height="4.2cm" svg:x="13.4cm" svg:y="13.9cm">
            <text:p/>
            <draw:enhanced-geometry svg:viewBox="0 0 21600 21600" draw:type="rectangle" draw:enhanced-path="M 0 0 L 21600 0 21600 21600 0 21600 0 0 Z N"/>
          </draw:custom-shape>
        </draw:g>
        <draw:connector draw:style-name="gr3" draw:text-style-name="P1" xml:id="id1" draw:id="id1" draw:layer="layout" draw:type="line" svg:x1="13cm" svg:y1="10.9cm" svg:x2="13.001cm" svg:y2="13.985cm" svg:d="M13000 10900l1 3085" svg:viewBox="0 0 2 3086">
          <text:p/>
        </draw:connector>
        <draw:connector draw:style-name="gr3" draw:text-style-name="P1" draw:layer="layout" draw:type="line" svg:x1="13.001cm" svg:y1="13.985cm" svg:x2="13.021cm" svg:y2="18.145cm" draw:start-shape="id1" draw:start-glue-point="3" svg:d="M13001 13985l20 4160" svg:viewBox="0 0 21 4161">
          <text:p/>
        </draw:connector>
        <draw:frame draw:style-name="gr4" draw:text-style-name="P2" draw:layer="layout" svg:width="1.805cm" svg:height="0.963cm" svg:x="11.8cm" svg:y="11.9cm">
          <draw:text-box>
            <text:p text:style-name="P2">Dd</text:p>
          </draw:text-box>
        </draw:frame>
        <draw:connector draw:style-name="gr3" draw:text-style-name="P1" draw:layer="layout" draw:type="line" svg:x1="11.13cm" svg:y1="10.9cm" svg:x2="11.18cm" svg:y2="18.134cm" svg:d="M11130 10900l50 7234" svg:viewBox="0 0 51 7235">
          <text:p/>
        </draw:connector>
        <draw:frame draw:style-name="gr4" draw:text-style-name="P2" draw:layer="layout" svg:width="2.405cm" svg:height="0.963cm" svg:x="10.195cm" svg:y="13.8cm">
          <draw:text-box>
            <text:p text:style-name="P2">Dt (m)</text:p>
          </draw:text-box>
        </draw:frame>
        <draw:frame draw:style-name="gr4" draw:text-style-name="P2" draw:layer="layout" svg:width="2.971cm" svg:height="0.963cm" svg:x="11.03cm" svg:y="15.601cm">
          <draw:text-box>
            <text:p text:style-name="P2">Dt-Dd</text:p>
          </draw:text-box>
        </draw:frame>
        <draw:path draw:style-name="gr5" draw:text-style-name="P1" draw:layer="layout" svg:width="11.161cm" svg:height="3.104cm" draw:transform="skewX (-0.486772328381218) rotate (-0.796044671834614) translate (1.48398353533923cm 3.0237621244923cm)" svg:viewBox="0 0 11162 3105" svg:d="M0 2762c309-92 560 26 887-32 291-52 622-191 883 138 200 250 528 238 808 237 257-1 942-133 1183-54 275 91 349-15 611-34 323-23 339 65 652-46 298-105 585-207 870-368 223-126 456-218 693-311 220-86 414-226 643-307 242-87 458-33 658-186 317-241 370-23 736-211 292-150 477-277 792-340 342-67 212-352 569-434l171-174 251-167 755-473">
          <text:p/>
        </draw:path>
        <draw:path draw:style-name="gr5" draw:text-style-name="P1" draw:layer="layout" svg:width="17.587cm" svg:height="6.215cm" draw:transform="skewX (-0.610516172347616) rotate (-1.31580372307853) translate (5.86357855195206cm 1.08049383663618cm)" svg:viewBox="0 0 17588 6216" svg:d="M0 5939c565 24 1149 22 1696 172 447 121 1516-29 1990 80 469 108 1327-168 1809-162 554 7 951-326 1489-265 604 70 500-222 1083-208 611 14 563-245 1035-410 454-156 693-190 1035-409 342-218 620-390 925-629 329-257 856-505 1307-692 553-229 940-609 1687-755 508-99 523-422 924-629 372-191 253-163 630-353l587-367 508-393 883-919">
          <text:p/>
        </draw:path>
        <draw:path draw:style-name="gr5" draw:text-style-name="P1" draw:layer="layout" svg:width="4.499cm" svg:height="6.796cm" draw:transform="rotate (-1.5707963267949) translate (10.3cm 9.4cm)" svg:viewBox="0 0 4500 6797" svg:d="M0 6797c279 1 577-43 837-97 338-71 472-298 701-451 202-135 163-299 541-421 329-106 328-425 521-639 156-172 332-404 400-585 72-191 417-243 400-438-13-162 149-136 200-293 60-180 285-336 313-524 27-178 133-771 261-939l209-709 117-693v-1008">
          <text:p/>
        </draw:path>
        <draw:line draw:style-name="gr5" draw:text-style-name="P1" draw:layer="layout" svg:x1="9.292cm" svg:y1="8cm" svg:x2="9.35cm" svg:y2="18.7cm">
          <text:p/>
        </draw:line>
        <draw:frame draw:style-name="gr6" draw:text-style-name="P2" draw:layer="layout" svg:width="3.662cm" svg:height="1.163cm" svg:x="5.838cm" svg:y="11.437cm">
          <draw:text-box>
            <text:p text:style-name="P2">(kh,kv)_top</text:p>
          </draw:text-box>
        </draw:frame>
        <draw:frame draw:style-name="gr6" draw:text-style-name="P2" draw:layer="layout" svg:width="4.177cm" svg:height="1.163cm" svg:x="5.6cm" svg:y="14.338cm">
          <draw:text-box>
            <text:p text:style-name="P2">(kh)_bottom</text:p>
          </draw:text-box>
        </draw:frame>
        <draw:frame draw:style-name="gr4" draw:text-style-name="P2" draw:layer="layout" svg:width="9.705cm" svg:height="0.963cm" svg:x="15.895cm" svg:y="10.837cm">
          <draw:text-box>
            <text:p text:style-name="P2">TRAN (m2/day-1) = kh_top x Dd </text:p>
          </draw:text-box>
        </draw:frame>
        <draw:line draw:style-name="gr5" draw:text-style-name="P1" draw:layer="layout" svg:x1="16cm" svg:y1="13.9cm" svg:x2="23cm" svg:y2="13.9cm">
          <text:p/>
        </draw:line>
        <draw:frame draw:style-name="gr4" draw:text-style-name="P2" draw:layer="layout" svg:width="9.404cm" svg:height="0.963cm" svg:x="15.896cm" svg:y="11.738cm">
          <draw:text-box>
            <text:p text:style-name="P2">RES (day) = Dd / kv_top</text:p>
          </draw:text-box>
        </draw:frame>
        <draw:frame draw:style-name="gr4" draw:text-style-name="P2" draw:layer="layout" svg:width="9.404cm" svg:height="0.963cm" svg:x="15.896cm" svg:y="12.439cm">
          <draw:text-box>
            <text:p text:style-name="P2">Vcont (day-1) = 1 / RES</text:p>
          </draw:text-box>
        </draw:frame>
        <draw:frame draw:style-name="gr4" draw:text-style-name="P2" draw:layer="layout" svg:width="15.204cm" svg:height="0.963cm" svg:x="15.896cm" svg:y="14.538cm">
          <draw:text-box>
            <text:p text:style-name="P2">TRAN (m2/day-1) = kh_bottom x (Dt - Dd) </text:p>
          </draw:text-box>
        </draw:frame>
        <draw:custom-shape draw:style-name="gr7" draw:text-style-name="P2" draw:layer="layout" svg:width="21cm" svg:height="2.4cm" svg:x="1.4cm" svg:y="0.4cm">
          <text:p text:style-name="P2">Option 1 (default): Resistance (unit: days) between layers depends only on the top layer properties (i.e. top layer vertical conductivity and top layer thickness) and does not depend on the bottom layer properties. <text:s text:c="4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5T05:37:34.048380055</meta:creation-date>
    <dc:date>2017-01-23T16:00:01.293623384</dc:date>
    <meta:editing-duration>PT1H33M43S</meta:editing-duration>
    <meta:editing-cycles>8</meta:editing-cycles>
    <meta:generator>LibreOffice/4.2.8.2$Linux_X86_64 LibreOffice_project/420m0$Build-2</meta:generator>
    <meta:document-statistic meta:object-count="45"/>
  </office:meta>
</office:document-meta>
</file>